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f12d" officeooo:paragraph-rsid="0016f12d"/>
    </style:style>
    <style:style style:name="P2" style:family="paragraph" style:parent-style-name="Standard">
      <style:text-properties officeooo:rsid="0016f12d" officeooo:paragraph-rsid="00219b55"/>
    </style:style>
    <style:style style:name="P3" style:family="paragraph" style:parent-style-name="Standard">
      <style:text-properties officeooo:rsid="00219b55" officeooo:paragraph-rsid="00219b55"/>
    </style:style>
    <style:style style:name="P4" style:family="paragraph" style:parent-style-name="Standard">
      <style:text-properties officeooo:rsid="00233c47" officeooo:paragraph-rsid="00233c47"/>
    </style:style>
    <style:style style:name="P5" style:family="paragraph" style:parent-style-name="Standard">
      <style:text-properties officeooo:rsid="002386c2" officeooo:paragraph-rsid="002386c2"/>
    </style:style>
    <style:style style:name="T1" style:family="text">
      <style:text-properties officeooo:rsid="00181f3a"/>
    </style:style>
    <style:style style:name="T2" style:family="text">
      <style:text-properties style:text-position="super 58%" officeooo:rsid="00181f3a"/>
    </style:style>
    <style:style style:name="T3" style:family="text">
      <style:text-properties officeooo:rsid="00233c47"/>
    </style:style>
    <style:style style:name="T4" style:family="text">
      <style:text-properties officeooo:rsid="002386c2"/>
    </style:style>
    <style:style style:name="T5" style:family="text">
      <style:text-properties fo:background-color="#ffff00" loext:char-shading-value="0"/>
    </style:style>
    <style:style style:name="T6" style:family="text">
      <style:text-properties officeooo:rsid="0023f972"/>
    </style:style>
    <style:style style:name="T7" style:family="text">
      <style:text-properties officeooo:rsid="0025aed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Social Engineering</text:p>
      <text:p text:style-name="P1"/>
      <text:p text:style-name="P1">Introduction</text:p>
      <text:p text:style-name="P1"/>
      <text:p text:style-name="P2">DeltaStream <text:span text:style-name="T1">is an exploration petroleum company; companies like this make future plans for development, from new methods to discovering land to producing petroleum products. <text:s/>The objective of this paper will discuss methods of corporate espionage, focusing on potential exploration on land. Hence, obtaining this information is sensitive because if other companies were to gain this information about the land leased before DeltaStream makes the buy; the other company would make the profit. First the paper discuss who talks to who and how information is exchanged. Second, methods used to get the information. 3</text:span><text:span text:style-name="T2">Rd</text:span><text:span text:style-name="T1">, how to mitigate risk.</text:span></text:p>
      <text:p text:style-name="P2"/>
      <text:p text:style-name="P3">Call third party and pretend to be DeltaStream <text:span text:style-name="T7">engineering employee pretexting saying Jeff is sick and what has he spoken about to gather information. Use accumap </text:span></text:p>
      <text:p text:style-name="P3"/>
      <text:p text:style-name="P3"/>
      <text:p text:style-name="P3"/>
      <text:p text:style-name="P3"/>
      <text:p text:style-name="P3"/>
      <text:p text:style-name="P3"/>
      <text:p text:style-name="P3"/>
      <text:p text:style-name="P3">Over the phone</text:p>
      <text:p text:style-name="P3"/>
      <text:p text:style-name="P3"><text:span text:style-name="T5">Go to common place that operators go to, such as a bar where if they are intoxicated you can use that to your advantage</text:span> (like pretend to be an operator <text:span text:style-name="T3">for another company</text:span>) </text:p>
      <text:p text:style-name="P4">Call gov’t and pretend to be DeltaStream or go there in person and plant a raspberry pi where the router or fax machine is </text:p>
      <text:p text:style-name="P4">Hijacking physical mail, emailing, faxing</text:p>
      <text:p text:style-name="P4">Spam/spoofing </text:p>
      <text:p text:style-name="P4">Phishing email </text:p>
      <text:p text:style-name="P4">Pretext story (materials, clothing uniform with overalls and hard hat for operator with company logo) and personality (if operator, then friendly)</text:p>
      <text:p text:style-name="P4">Operator t<text:span text:style-name="T4">hat might be temporary/subbing</text:span></text:p>
      <text:p text:style-name="P5">pretext of person living alone or like the new employee/trainee/<text:span text:style-name="T6">intern</text:span></text:p>
      <text:p text:style-name="P4"/>
      <text:p text:style-name="P5">CNRL Canadian Natural Resource Limited – same thing as DeltaStream, competition </text:p>
      <text:p text:style-name="P5"/>
      <text:p text:style-name="P4"/>
      <text:p text:style-name="P4"/>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22:06:17.188593660</meta:creation-date>
    <dc:date>2019-03-05T15:09:05.025590238</dc:date>
    <meta:editing-duration>PT4H10M47S</meta:editing-duration>
    <meta:editing-cycles>7</meta:editing-cycles>
    <meta:generator>LibreOffice/5.1.6.2$Linux_X86_64 LibreOffice_project/10m0$Build-2</meta:generator>
    <meta:document-statistic meta:table-count="0" meta:image-count="0" meta:object-count="0" meta:page-count="1" meta:paragraph-count="15" meta:word-count="240" meta:character-count="1551" meta:non-whitespace-character-count="1313"/>
  </office:meta>
</office:document-meta>
</file>